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7cm">
          <draw:text-box>
            <text:p><text:span text:style-name="T1">i</text:span></text:p>
          </draw:text-box>
        </draw:frame>
        <draw:frame draw:style-name="gr3" draw:text-style-name="P2" draw:layer="layout" svg:width="14.796cm" svg:height="8.322cm" svg:x="0.004cm" svg:y="1.1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8T16:48:45.229547226</dc:date>
    <meta:editing-duration>PT5M46S</meta:editing-duration>
    <meta:editing-cycles>25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7cm" svg:height="8.323cm" xlink:href="." xlink:type="simple" chart:class="chart:scatter" chart:style-name="ch1">
        <chart:plot-area chart:style-name="ch2" chart:data-source-has-labels="both" svg:x="0.295cm" svg:y="0.166cm" svg:width="14.207cm" svg:height="7.991cm">
          <chartooo:coordinate-region svg:x="0.837cm" svg:y="0.365cm" svg:width="13.571cm" svg:height="7.59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